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F000000C00CAE9555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9.316cm, 9.836cm, 32.128cm, 29.291cm)" draw:image-opacity="100%" style:mirror="none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none" loext:fill-use-slide-background="false" draw:opacity="50%" draw:textarea-horizontal-align="justify" draw:textarea-vertical-align="middle" draw:auto-grow-height="false" fo:min-height="2.29cm" fo:min-width="0.135cm" draw:shadow-offset-x="0.203cm" draw:shadow-offset-y="0.203cm" draw:shadow-opacity="50%" loext:decorative="false"/>
    </style:style>
    <style:style style:name="gr5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0.135cm" loext:decorative="false"/>
    </style:style>
    <style:style style:name="gr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255cm" fo:min-width="20.45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6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5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334cm" svg:height="1.904cm" svg:x="7.62cm" svg:y="-2.54cm">
          <draw:image xlink:href="Pictures/1000000000000FF000000C00CAE95556.jpg" xlink:type="simple" xlink:show="embed" xlink:actuate="onLoad" draw:mime-type="image/jpeg">
            <text:p/>
          </draw:image>
        </draw:frame>
        <draw:line draw:style-name="gr2" draw:text-style-name="P2" draw:layer="layout" svg:x1="3.81cm" svg:y1="0.929cm" svg:x2="23.495cm" svg:y2="0.815cm">
          <text:p/>
        </draw:line>
        <draw:g draw:style-name="gr3">
          <draw:custom-shape draw:style-name="gr4" draw:text-style-name="P3" draw:layer="layout" svg:width="0.635cm" svg:height="2.54cm" svg:x="5.08cm" svg:y="1.7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4.245cm" svg:y1="4.03cm" svg:x2="6.785cm" svg:y2="2.125cm">
            <text:p/>
          </draw:line>
          <draw:line draw:style-name="gr6" draw:text-style-name="P2" draw:layer="layout" svg:x1="3.81cm" svg:y1="1.79cm" svg:x2="4.445cm" svg:y2="2.425cm">
            <text:p/>
          </draw:line>
          <draw:line draw:style-name="gr6" draw:text-style-name="P2" draw:layer="layout" svg:x1="3.81cm" svg:y1="2.425cm" svg:x2="4.445cm" svg:y2="3.06cm">
            <text:p/>
          </draw:line>
        </draw:g>
        <draw:g draw:style-name="gr3">
          <draw:custom-shape draw:style-name="gr4" draw:text-style-name="P3" draw:layer="layout" svg:width="0.635cm" svg:height="2.54cm" svg:x="9.725cm" svg:y="1.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8.89cm" svg:y1="4.16cm" svg:x2="11.43cm" svg:y2="2.255cm">
            <text:p/>
          </draw:line>
          <draw:line draw:style-name="gr6" draw:text-style-name="P2" draw:layer="layout" svg:x1="8.455cm" svg:y1="1.92cm" svg:x2="9.09cm" svg:y2="2.555cm">
            <text:p/>
          </draw:line>
          <draw:line draw:style-name="gr6" draw:text-style-name="P2" draw:layer="layout" svg:x1="8.455cm" svg:y1="2.555cm" svg:x2="9.09cm" svg:y2="3.19cm">
            <text:p/>
          </draw:line>
        </draw:g>
        <draw:g draw:style-name="gr3">
          <draw:custom-shape draw:style-name="gr4" draw:text-style-name="P3" draw:layer="layout" svg:width="0.635cm" svg:height="2.54cm" svg:x="13.97cm" svg:y="1.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3.135cm" svg:y1="4.16cm" svg:x2="15.675cm" svg:y2="2.255cm">
            <text:p/>
          </draw:line>
          <draw:line draw:style-name="gr6" draw:text-style-name="P2" draw:layer="layout" svg:x1="12.7cm" svg:y1="1.92cm" svg:x2="13.335cm" svg:y2="2.555cm">
            <text:p/>
          </draw:line>
          <draw:line draw:style-name="gr6" draw:text-style-name="P2" draw:layer="layout" svg:x1="12.7cm" svg:y1="2.555cm" svg:x2="13.335cm" svg:y2="3.19cm">
            <text:p/>
          </draw:line>
        </draw:g>
        <draw:g draw:style-name="gr3">
          <draw:custom-shape draw:style-name="gr4" draw:text-style-name="P3" draw:layer="layout" svg:width="0.635cm" svg:height="2.54cm" svg:x="18.615cm" svg:y="1.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7.78cm" svg:y1="4.16cm" svg:x2="20.32cm" svg:y2="2.255cm">
            <text:p/>
          </draw:line>
          <draw:line draw:style-name="gr6" draw:text-style-name="P2" draw:layer="layout" svg:x1="17.345cm" svg:y1="1.92cm" svg:x2="17.98cm" svg:y2="2.555cm">
            <text:p/>
          </draw:line>
          <draw:line draw:style-name="gr6" draw:text-style-name="P2" draw:layer="layout" svg:x1="17.345cm" svg:y1="2.555cm" svg:x2="17.98cm" svg:y2="3.19cm">
            <text:p/>
          </draw:line>
        </draw:g>
        <draw:g draw:style-name="gr3">
          <draw:custom-shape draw:style-name="gr4" draw:text-style-name="P3" draw:layer="layout" svg:width="0.635cm" svg:height="2.54cm" svg:x="23.06cm" svg:y="1.92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22.225cm" svg:y1="4.16cm" svg:x2="24.765cm" svg:y2="2.255cm">
            <text:p/>
          </draw:line>
          <draw:line draw:style-name="gr6" draw:text-style-name="P2" draw:layer="layout" svg:x1="21.79cm" svg:y1="1.92cm" svg:x2="22.425cm" svg:y2="2.555cm">
            <text:p/>
          </draw:line>
          <draw:line draw:style-name="gr6" draw:text-style-name="P2" draw:layer="layout" svg:x1="21.79cm" svg:y1="2.555cm" svg:x2="22.425cm" svg:y2="3.19cm">
            <text:p/>
          </draw:line>
        </draw:g>
        <draw:line draw:style-name="gr7" draw:text-style-name="P2" draw:layer="layout" svg:x1="5.38cm" svg:y1="1.79cm" svg:x2="5.38cm" svg:y2="0.929cm">
          <text:p/>
        </draw:line>
        <draw:line draw:style-name="gr2" draw:text-style-name="P4" draw:layer="layout" svg:x1="10.16cm" svg:y1="1.92cm" svg:x2="10.16cm" svg:y2="0.929cm">
          <text:p/>
        </draw:line>
        <draw:line draw:style-name="gr2" draw:text-style-name="P4" draw:layer="layout" svg:x1="14.27cm" svg:y1="1.92cm" svg:x2="14.27cm" svg:y2="0.929cm">
          <text:p/>
        </draw:line>
        <draw:line draw:style-name="gr2" draw:text-style-name="P4" draw:layer="layout" svg:x1="18.95cm" svg:y1="1.92cm" svg:x2="18.95cm" svg:y2="0.815cm">
          <text:p/>
        </draw:line>
        <draw:line draw:style-name="gr2" draw:text-style-name="P4" draw:layer="layout" svg:x1="23.495cm" svg:y1="1.92cm" svg:x2="23.495cm" svg:y2="0.929cm">
          <text:p/>
        </draw:line>
        <draw:line draw:style-name="gr2" draw:text-style-name="P4" draw:layer="layout" svg:x1="5.38cm" svg:y1="4.33cm" svg:x2="5.38cm" svg:y2="6.365cm">
          <text:p/>
        </draw:line>
        <draw:line draw:style-name="gr2" draw:text-style-name="P4" draw:layer="layout" svg:x1="10.16cm" svg:y1="4.46cm" svg:x2="10.16cm" svg:y2="6.365cm">
          <text:p/>
        </draw:line>
        <draw:line draw:style-name="gr2" draw:text-style-name="P4" draw:layer="layout" svg:x1="14.305cm" svg:y1="4.46cm" svg:x2="14.305cm" svg:y2="6.365cm">
          <text:p/>
        </draw:line>
        <draw:line draw:style-name="gr2" draw:text-style-name="P4" draw:layer="layout" svg:x1="18.95cm" svg:y1="4.46cm" svg:x2="18.95cm" svg:y2="6.365cm">
          <text:p/>
        </draw:line>
        <draw:line draw:style-name="gr2" draw:text-style-name="P4" draw:layer="layout" svg:x1="23.395cm" svg:y1="4.46cm" svg:x2="23.395cm" svg:y2="6.365cm">
          <text:p/>
        </draw:line>
        <draw:custom-shape draw:style-name="gr8" draw:text-style-name="P2" draw:layer="layout" svg:width="0.635cm" svg:height="2.54cm" svg:x="5.08cm" svg:y="6.3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0.955cm" svg:height="3.505cm" svg:x="5.68cm" svg:y="11.1cm"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5.38cm" svg:y1="5.385cm" svg:x2="7.62cm" svg:y2="5.385cm">
          <text:p/>
        </draw:line>
        <draw:line draw:style-name="gr2" draw:text-style-name="P4" draw:layer="layout" svg:x1="7.62cm" svg:y1="5.385cm" svg:x2="7.62cm" svg:y2="11.1cm">
          <text:p/>
        </draw:line>
        <draw:line draw:style-name="gr2" draw:text-style-name="P4" draw:layer="layout" svg:x1="5.38cm" svg:y1="8.905cm" svg:x2="5.38cm" svg:y2="9.83cm">
          <text:p/>
        </draw:line>
        <draw:line draw:style-name="gr2" draw:text-style-name="P4" draw:layer="layout" svg:x1="4.745cm" svg:y1="9.83cm" svg:x2="6.015cm" svg:y2="9.83cm">
          <text:p/>
        </draw:line>
        <draw:line draw:style-name="gr2" draw:text-style-name="P4" draw:layer="layout" svg:x1="5.075cm" svg:y1="10.045cm" svg:x2="5.71cm" svg:y2="10.045cm">
          <text:p/>
        </draw:line>
        <draw:line draw:style-name="gr2" draw:text-style-name="P4" draw:layer="layout" svg:x1="5.2cm" svg:y1="10.245cm" svg:x2="5.616cm" svg:y2="10.245cm">
          <text:p/>
        </draw:line>
        <draw:custom-shape draw:style-name="gr8" draw:text-style-name="P2" draw:layer="layout" svg:width="0.635cm" svg:height="2.54cm" svg:x="9.86cm" svg:y="6.365cm">
          <text:p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0.16cm" svg:y1="5.385cm" svg:x2="12.4cm" svg:y2="5.385cm">
          <text:p/>
        </draw:line>
        <draw:line draw:style-name="gr2" draw:text-style-name="P4" draw:layer="layout" svg:x1="12.4cm" svg:y1="5.385cm" svg:x2="12.4cm" svg:y2="11.1cm">
          <text:p/>
        </draw:line>
        <draw:line draw:style-name="gr2" draw:text-style-name="P4" draw:layer="layout" svg:x1="10.16cm" svg:y1="8.905cm" svg:x2="10.16cm" svg:y2="9.83cm">
          <text:p/>
        </draw:line>
        <draw:line draw:style-name="gr2" draw:text-style-name="P4" draw:layer="layout" svg:x1="9.525cm" svg:y1="9.83cm" svg:x2="10.795cm" svg:y2="9.83cm">
          <text:p/>
        </draw:line>
        <draw:line draw:style-name="gr2" draw:text-style-name="P4" draw:layer="layout" svg:x1="9.855cm" svg:y1="10.045cm" svg:x2="10.49cm" svg:y2="10.045cm">
          <text:p/>
        </draw:line>
        <draw:line draw:style-name="gr2" draw:text-style-name="P4" draw:layer="layout" svg:x1="9.98cm" svg:y1="10.245cm" svg:x2="10.396cm" svg:y2="10.245cm">
          <text:p/>
        </draw:line>
        <draw:custom-shape draw:style-name="gr8" draw:text-style-name="P2" draw:layer="layout" svg:width="0.635cm" svg:height="2.54cm" svg:x="13.97cm" svg:y="6.365cm">
          <text:p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4.27cm" svg:y1="5.385cm" svg:x2="16.51cm" svg:y2="5.385cm">
          <text:p/>
        </draw:line>
        <draw:line draw:style-name="gr2" draw:text-style-name="P4" draw:layer="layout" svg:x1="16.51cm" svg:y1="5.385cm" svg:x2="16.51cm" svg:y2="11.1cm">
          <text:p/>
        </draw:line>
        <draw:line draw:style-name="gr2" draw:text-style-name="P4" draw:layer="layout" svg:x1="14.27cm" svg:y1="8.905cm" svg:x2="14.27cm" svg:y2="9.83cm">
          <text:p/>
        </draw:line>
        <draw:line draw:style-name="gr2" draw:text-style-name="P4" draw:layer="layout" svg:x1="13.635cm" svg:y1="9.83cm" svg:x2="14.905cm" svg:y2="9.83cm">
          <text:p/>
        </draw:line>
        <draw:line draw:style-name="gr2" draw:text-style-name="P4" draw:layer="layout" svg:x1="13.965cm" svg:y1="10.045cm" svg:x2="14.6cm" svg:y2="10.045cm">
          <text:p/>
        </draw:line>
        <draw:line draw:style-name="gr2" draw:text-style-name="P4" draw:layer="layout" svg:x1="14.09cm" svg:y1="10.245cm" svg:x2="14.506cm" svg:y2="10.245cm">
          <text:p/>
        </draw:line>
        <draw:custom-shape draw:style-name="gr8" draw:text-style-name="P2" draw:layer="layout" svg:width="0.635cm" svg:height="2.54cm" svg:x="18.75cm" svg:y="6.365cm">
          <text:p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18.95cm" svg:y1="5.385cm" svg:x2="21.19cm" svg:y2="5.385cm">
          <text:p/>
        </draw:line>
        <draw:line draw:style-name="gr2" draw:text-style-name="P4" draw:layer="layout" svg:x1="21.19cm" svg:y1="5.385cm" svg:x2="21.19cm" svg:y2="11.1cm">
          <text:p/>
        </draw:line>
        <draw:line draw:style-name="gr2" draw:text-style-name="P4" draw:layer="layout" svg:x1="19.05cm" svg:y1="8.905cm" svg:x2="19.05cm" svg:y2="9.83cm">
          <text:p/>
        </draw:line>
        <draw:line draw:style-name="gr2" draw:text-style-name="P4" draw:layer="layout" svg:x1="18.415cm" svg:y1="9.83cm" svg:x2="19.685cm" svg:y2="9.83cm">
          <text:p/>
        </draw:line>
        <draw:line draw:style-name="gr2" draw:text-style-name="P4" draw:layer="layout" svg:x1="18.745cm" svg:y1="10.045cm" svg:x2="19.38cm" svg:y2="10.045cm">
          <text:p/>
        </draw:line>
        <draw:line draw:style-name="gr2" draw:text-style-name="P4" draw:layer="layout" svg:x1="18.87cm" svg:y1="10.245cm" svg:x2="19.286cm" svg:y2="10.245cm">
          <text:p/>
        </draw:line>
        <draw:custom-shape draw:style-name="gr8" draw:text-style-name="P2" draw:layer="layout" svg:width="0.635cm" svg:height="2.54cm" svg:x="23.095cm" svg:y="6.365cm">
          <text:p/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3.395cm" svg:y1="5.385cm" svg:x2="25.635cm" svg:y2="5.385cm">
          <text:p/>
        </draw:line>
        <draw:line draw:style-name="gr2" draw:text-style-name="P4" draw:layer="layout" svg:x1="25.635cm" svg:y1="5.385cm" svg:x2="25.635cm" svg:y2="11.1cm">
          <text:p/>
        </draw:line>
        <draw:line draw:style-name="gr2" draw:text-style-name="P4" draw:layer="layout" svg:x1="23.395cm" svg:y1="8.905cm" svg:x2="23.395cm" svg:y2="9.83cm">
          <text:p/>
        </draw:line>
        <draw:line draw:style-name="gr2" draw:text-style-name="P4" draw:layer="layout" svg:x1="22.76cm" svg:y1="9.83cm" svg:x2="24.03cm" svg:y2="9.83cm">
          <text:p/>
        </draw:line>
        <draw:line draw:style-name="gr2" draw:text-style-name="P4" draw:layer="layout" svg:x1="23.09cm" svg:y1="10.045cm" svg:x2="23.725cm" svg:y2="10.045cm">
          <text:p/>
        </draw:line>
        <draw:line draw:style-name="gr2" draw:text-style-name="P4" draw:layer="layout" svg:x1="23.215cm" svg:y1="10.245cm" svg:x2="23.631cm" svg:y2="10.245cm">
          <text:p/>
        </draw:line>
        <draw:frame draw:style-name="gr10" draw:text-style-name="P5" draw:layer="layout" svg:width="1.905cm" svg:height="1.114cm" svg:x="1.905cm" svg:y="0.461cm">
          <draw:text-box>
            <text:p>VDD</text:p>
          </draw:text-box>
        </draw:frame>
        <draw:frame draw:style-name="gr11" draw:text-style-name="P5" draw:layer="layout" svg:width="1.905cm" svg:height="1.27cm" svg:x="6.985cm" svg:y="11.735cm">
          <draw:text-box>
            <text:p>A1</text:p>
          </draw:text-box>
        </draw:frame>
        <draw:frame draw:style-name="gr11" draw:text-style-name="P5" draw:layer="layout" svg:width="1.905cm" svg:height="1.27cm" svg:x="11.43cm" svg:y="11.735cm">
          <draw:text-box>
            <text:p>A2</text:p>
          </draw:text-box>
        </draw:frame>
        <draw:frame draw:style-name="gr11" draw:text-style-name="P5" draw:layer="layout" svg:width="1.905cm" svg:height="1.27cm" svg:x="15.875cm" svg:y="11.735cm">
          <draw:text-box>
            <text:p>A3</text:p>
          </draw:text-box>
        </draw:frame>
        <draw:frame draw:style-name="gr11" draw:text-style-name="P5" draw:layer="layout" svg:width="1.905cm" svg:height="1.27cm" svg:x="20.32cm" svg:y="11.735cm">
          <draw:text-box>
            <text:p>A4</text:p>
          </draw:text-box>
        </draw:frame>
        <draw:frame draw:style-name="gr11" draw:text-style-name="P5" draw:layer="layout" svg:width="1.905cm" svg:height="1.27cm" svg:x="24.765cm" svg:y="11.735cm">
          <draw:text-box>
            <text:p>A5</text:p>
          </draw:text-box>
        </draw:frame>
        <draw:frame draw:style-name="gr12" draw:text-style-name="P5" draw:layer="layout" svg:width="6.337cm" svg:height="1.6cm" svg:x="13.278cm" svg:y="13.018cm">
          <draw:text-box>
            <text:p>Arduino MKR1500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7:44:50.891534325</meta:creation-date>
    <dc:date>2025-04-03T17:58:59.447540266</dc:date>
    <meta:editing-duration>PT3M18S</meta:editing-duration>
    <meta:editing-cycles>2</meta:editing-cycles>
    <meta:generator>LibreOffice/24.2.7.2$Linux_X86_64 LibreOffice_project/420$Build-2</meta:generator>
    <meta:document-statistic meta:object-count="103"/>
  </office:meta>
</office:document-meta>
</file>